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PakType Naqsh" svg:font-family="'PakType Naqsh'" style:font-family-generic="swiss"/>
    <style:font-face style:name="Liberation Sans2" svg:font-family="'Liberation Sans'" style:font-pitch="variable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73.5pt"/>
    </style:style>
    <style:style style:name="co6" style:family="table-column">
      <style:table-column-properties fo:break-before="auto" style:column-width="378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382.34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Total_20_Rev_20__26__20_Exp">
      <style:table-properties table:display="true" style:writing-mode="lr-tb"/>
    </style:style>
    <style:style style:name="ta2" style:family="table" style:master-page-name="PageStyle_5f_Revenue">
      <style:table-properties table:display="true" style:writing-mode="lr-tb"/>
    </style:style>
    <style:style style:name="ta3" style:family="table" style:master-page-name="PageStyle_5f_Recurrent_20_Expenditure">
      <style:table-properties table:display="true" style:writing-mode="lr-tb"/>
    </style:style>
    <style:style style:name="ta4" style:family="table" style:master-page-name="PageStyle_5f_Project_20_Expenditure">
      <style:table-properties table:display="true" style:writing-mode="lr-tb"/>
    </style:style>
    <number:text-style style:name="N100">
      <number:text-content/>
    </number:text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6"/>
    <style:style style:name="ce8" style:family="table-cell" style:parent-style-name="Default" style:data-style-name="N106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06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rotation-align="none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2"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fo:border-left="0.06pt solid #000000" fo:border-right="none" style:rotation-align="none" fo:border-top="none"/>
      <style:text-properties style:font-name="Liberation Sans2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font-name="Liberation Sans2" fo:font-weight="bold" style:font-weight-asian="bold" style:font-weight-complex="bold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font-name="Liberation Sans2"/>
    </style:style>
    <style:style style:name="ce2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06">
      <style:table-cell-properties style:rotation-align="none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2" fo:font-weight="bold" style:font-weight-asian="bold" style:font-weight-complex="bold"/>
    </style:style>
    <style:style style:name="ce26" style:family="table-cell" style:parent-style-name="Default" style:data-style-name="N106">
      <style:table-cell-properties style:rotation-align="none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6">
      <style:table-cell-properties style:rotation-align="none"/>
      <style:text-properties style:font-name="Liberation Sans2"/>
    </style:style>
    <style:style style:name="ce28" style:family="table-cell" style:parent-style-name="Default" style:data-style-name="N106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2" fo:font-weight="bold" style:font-weight-asian="bold" style:font-weight-complex="bold"/>
    </style:style>
    <style:style style:name="ce30" style:family="table-cell" style:parent-style-name="Default" style:data-style-name="N106">
      <style:table-cell-properties fo:border-bottom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6">
      <style:table-cell-properties fo:border-bottom="none" fo:border-left="none" fo:border-right="0.06pt solid #000000" style:rotation-align="none" fo:border-top="none"/>
      <style:text-properties style:font-name="Liberation Sans2"/>
    </style:style>
    <style:style style:name="ce32" style:family="table-cell" style:parent-style-name="Default" style:data-style-name="N106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106">
      <style:text-properties fo:font-weight="bold" style:font-weight-asian="bold" style:font-weight-complex="bold"/>
    </style:style>
    <style:style style:name="ce35" style:family="table-cell" style:parent-style-name="Default" style:data-style-name="N106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Rev &amp; Ex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7"/>
        <table:table-column table:style-name="co3" table:default-cell-style-name="Default"/>
        <table:table-column table:style-name="co1" table:default-cell-style-name="Default"/>
        <table:table-column table:style-name="co4" table:number-columns-repeated="1017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Table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Total State Revenue &amp; Expenditu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for the Fiscal Years 2007-200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REVENUE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hapter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8" calcext:value-type="float">
            <text:p>2008</text:p>
          </table:table-cell>
          <table:table-cell table:style-name="ce9" office:value-type="float" office:value="2007" calcext:value-type="float">
            <text:p>2007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 office:value-type="float" office:value="1241000000" calcext:value-type="float">
            <text:p>1,241,000,000 </text:p>
          </table:table-cell>
          <table:table-cell table:style-name="ce10" office:value-type="float" office:value="1235000000" calcext:value-type="float">
            <text:p>1,235,000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-3-4-6-7</text:p>
          </table:table-cell>
          <table:table-cell office:value-type="string" calcext:value-type="string">
            <text:p>Non Oil</text:p>
          </table:table-cell>
          <table:table-cell office:value-type="float" office:value="409300000" calcext:value-type="float">
            <text:p>409,300,000 </text:p>
          </table:table-cell>
          <table:table-cell table:style-name="ce10" office:value-type="float" office:value="388000000" calcext:value-type="float">
            <text:p>388,000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rants</text:p>
          </table:table-cell>
          <table:table-cell office:value-type="float" office:value="37600000" calcext:value-type="float">
            <text:p>37,600,000 </text:p>
          </table:table-cell>
          <table:table-cell table:style-name="ce10" office:value-type="float" office:value="37600000" calcext:value-type="float">
            <text:p>37,600,000 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Total Revenue</text:p>
          </table:table-cell>
          <table:table-cell table:style-name="ce8" table:formula="of:=SUM([.D10:.D12])" office:value-type="float" office:value="1687900000" calcext:value-type="float">
            <text:p>1,687,900,000 </text:p>
          </table:table-cell>
          <table:table-cell table:style-name="ce11" table:formula="of:=SUM([.E10:.E12])" office:value-type="float" office:value="1660600000" calcext:value-type="float">
            <text:p>1,660,600,000 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EXPENDITURE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3" office:value-type="string" calcext:value-type="string">
            <text:p>Chapter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8" calcext:value-type="float">
            <text:p>2008</text:p>
          </table:table-cell>
          <table:table-cell table:style-name="ce9" office:value-type="float" office:value="2007" calcext:value-type="float">
            <text:p>2007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4" office:value-type="string" calcext:value-type="string">
            <text:p>1-7</text:p>
          </table:table-cell>
          <table:table-cell office:value-type="string" calcext:value-type="string">
            <text:p>Total RecurrentExpenditure</text:p>
          </table:table-cell>
          <table:table-cell table:formula="of:=['Recurrent Expenditure'.D90]" office:value-type="float" office:value="1381900000" calcext:value-type="float">
            <text:p>1,381,900,000 </text:p>
          </table:table-cell>
          <table:table-cell table:style-name="ce10" table:formula="of:=['Recurrent Expenditure'.E90]" office:value-type="float" office:value="1324600000" calcext:value-type="float">
            <text:p>1,324,600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Projects</text:p>
          </table:table-cell>
          <table:table-cell table:formula="of:=['Project Expenditure'.D42]" office:value-type="float" office:value="490000000" calcext:value-type="float">
            <text:p>490,000,000 </text:p>
          </table:table-cell>
          <table:table-cell table:style-name="ce10" table:formula="of:=['Project Expenditure'.E42]" office:value-type="float" office:value="530000000" calcext:value-type="float">
            <text:p>530,000,000 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Total Expenditure</text:p>
          </table:table-cell>
          <table:table-cell table:style-name="ce8" table:formula="of:=SUM([.D19:.D20])" office:value-type="float" office:value="1871900000" calcext:value-type="float">
            <text:p>1,871,900,000 </text:p>
          </table:table-cell>
          <table:table-cell table:style-name="ce11" table:formula="of:=SUM([.E19:.E20])" office:value-type="float" office:value="1854600000" calcext:value-type="float">
            <text:p>1,854,600,000 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6" office:value-type="string" calcext:value-type="string">
            <text:p>Surplus/( Deficit )</text:p>
          </table:table-cell>
          <table:table-cell table:style-name="ce8" table:formula="of:=[.D13]-[.D21]" office:value-type="float" office:value="-184000000" calcext:value-type="float">
            <text:p>(184,000,000)</text:p>
          </table:table-cell>
          <table:table-cell table:style-name="ce11" table:formula="of:=[.E13]-[.E21]" office:value-type="float" office:value="-194000000" calcext:value-type="float">
            <text:p>(194,000,000)</text:p>
          </table:table-cell>
          <table:table-cell table:style-name="ce1"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" table:style-name="ta2">
        <office:forms form:automatic-focus="false" form:apply-design-mode="false"/>
        <table:table-column table:style-name="co5" table:default-cell-style-name="ce12"/>
        <table:table-column table:style-name="co5" table:default-cell-style-name="ce15"/>
        <table:table-column table:style-name="co6" table:default-cell-style-name="ce12"/>
        <table:table-column table:style-name="co3" table:number-columns-repeated="2" table:default-cell-style-name="ce24"/>
        <table:table-column table:style-name="co5" table:default-cell-style-name="Default"/>
        <table:table-column table:style-name="co4" table:number-columns-repeated="1017" table:default-cell-style-name="ce12"/>
        <table:table-column table:style-name="co4" table:default-cell-style-name="Default"/>
        <table:table-row table:style-name="ro3">
          <table:table-cell table:number-columns-repeated="2"/>
          <table:table-cell table:style-name="ce5" office:value-type="string" calcext:value-type="string">
            <text:p>Table 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Revenue by Ministr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for the Fiscal years 2007-2008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3">
          <table:table-cell table:style-name="ce13"/>
          <table:table-cell table:style-name="ce16" office:value-type="string" calcext:value-type="string">
            <text:p>Ministry Code</text:p>
          </table:table-cell>
          <table:table-cell table:style-name="ce20" office:value-type="string" calcext:value-type="string">
            <text:p>Description</text:p>
          </table:table-cell>
          <table:table-cell table:style-name="ce25" office:value-type="float" office:value="2008" calcext:value-type="float">
            <text:p>2008</text:p>
          </table:table-cell>
          <table:table-cell table:style-name="ce29" office:value-type="float" office:value="2007" calcext:value-type="float">
            <text:p>2007</text:p>
          </table:table-cell>
          <table:table-cell table:style-name="ce1"/>
          <table:table-cell table:style-name="ce13" table:number-columns-repeated="1017"/>
          <table:table-cell table:style-name="ce1"/>
        </table:table-row>
        <table:table-row-group>
          <table:table-row table:style-name="ro3">
            <table:table-cell table:style-name="ce14"/>
            <table:table-cell table:style-name="ce17"/>
            <table:table-cell table:style-name="ce21" office:value-type="string" calcext:value-type="string">
              <text:p>Public Administration Sector</text:p>
            </table:table-cell>
            <table:table-cell table:style-name="ce26" table:formula="of:=SUBTOTAL(9;[.D9:.D15])" office:value-type="float" office:value="55437000" calcext:value-type="float">
              <text:p>55,437,000 </text:p>
            </table:table-cell>
            <table:table-cell table:style-name="ce30" table:formula="of:=SUBTOTAL(9;[.E9:.E15])" office:value-type="float" office:value="51144000" calcext:value-type="float">
              <text:p>51,144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18" office:value-type="float" office:value="13" calcext:value-type="float">
                <text:p>13</text:p>
              </table:table-cell>
              <table:table-cell table:style-name="ce22" office:value-type="string" calcext:value-type="string">
                <text:p>Ministry of Interior</text:p>
              </table:table-cell>
              <table:table-cell table:style-name="ce27" office:value-type="float" office:value="42695000" calcext:value-type="float">
                <text:p>42,695,000 </text:p>
              </table:table-cell>
              <table:table-cell table:style-name="ce31" office:value-type="float" office:value="39532000" calcext:value-type="float">
                <text:p>39,53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15" calcext:value-type="float">
                <text:p>15</text:p>
              </table:table-cell>
              <table:table-cell table:style-name="ce22" office:value-type="string" calcext:value-type="string">
                <text:p>Ministry of State for Cabinet Affairs ( Legal Affairs )</text:p>
              </table:table-cell>
              <table:table-cell table:style-name="ce27" office:value-type="float" office:value="49000" calcext:value-type="float">
                <text:p>49,000 </text:p>
              </table:table-cell>
              <table:table-cell table:style-name="ce31" office:value-type="float" office:value="45000" calcext:value-type="float">
                <text:p>4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16" calcext:value-type="float">
                <text:p>16</text:p>
              </table:table-cell>
              <table:table-cell table:style-name="ce22" office:value-type="string" calcext:value-type="string">
                <text:p>Ministry of Foreign Affairs</text:p>
              </table:table-cell>
              <table:table-cell table:style-name="ce27" office:value-type="float" office:value="1570000" calcext:value-type="float">
                <text:p>1,570,000 </text:p>
              </table:table-cell>
              <table:table-cell table:style-name="ce31" office:value-type="float" office:value="1454000" calcext:value-type="float">
                <text:p>1,45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18" calcext:value-type="float">
                <text:p>18</text:p>
              </table:table-cell>
              <table:table-cell table:style-name="ce22" office:value-type="string" calcext:value-type="string">
                <text:p>Ministry of Justice</text:p>
              </table:table-cell>
              <table:table-cell table:style-name="ce27" office:value-type="float" office:value="5643000" calcext:value-type="float">
                <text:p>5,643,000 </text:p>
              </table:table-cell>
              <table:table-cell table:style-name="ce31" office:value-type="float" office:value="5039000" calcext:value-type="float">
                <text:p>5,03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73" calcext:value-type="float">
                <text:p>73</text:p>
              </table:table-cell>
              <table:table-cell table:style-name="ce22" office:value-type="string" calcext:value-type="string">
                <text:p>Central Informatics Organization</text:p>
              </table:table-cell>
              <table:table-cell table:style-name="ce27" office:value-type="float" office:value="467000" calcext:value-type="float">
                <text:p>467,000 </text:p>
              </table:table-cell>
              <table:table-cell table:style-name="ce31" office:value-type="float" office:value="432000" calcext:value-type="float">
                <text:p>43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77" calcext:value-type="float">
                <text:p>77</text:p>
              </table:table-cell>
              <table:table-cell table:style-name="ce22" office:value-type="string" calcext:value-type="string">
                <text:p>Ministry of Islamic Affairs</text:p>
              </table:table-cell>
              <table:table-cell table:style-name="ce27" office:value-type="float" office:value="13000" calcext:value-type="float">
                <text:p>13,000 </text:p>
              </table:table-cell>
              <table:table-cell table:style-name="ce31" office:value-type="float" office:value="12000" calcext:value-type="float">
                <text:p>1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78" calcext:value-type="float">
                <text:p>78</text:p>
              </table:table-cell>
              <table:table-cell table:style-name="ce22" office:value-type="string" calcext:value-type="string">
                <text:p>Survey &amp; Land Registration Bureau</text:p>
              </table:table-cell>
              <table:table-cell table:style-name="ce27" office:value-type="float" office:value="5000000" calcext:value-type="float">
                <text:p>5,000,000 </text:p>
              </table:table-cell>
              <table:table-cell table:style-name="ce31" office:value-type="float" office:value="4630000" calcext:value-type="float">
                <text:p>4,630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17"/>
            <table:table-cell table:style-name="ce21" office:value-type="string" calcext:value-type="string">
              <text:p>Social Services Sector</text:p>
            </table:table-cell>
            <table:table-cell table:style-name="ce26" table:formula="of:=SUBTOTAL(9;[.D17:.D21])" office:value-type="float" office:value="37100000" calcext:value-type="float">
              <text:p>37,100,000 </text:p>
            </table:table-cell>
            <table:table-cell table:style-name="ce30" table:formula="of:=SUBTOTAL(9;[.E17:.E21])" office:value-type="float" office:value="34817000" calcext:value-type="float">
              <text:p>34,817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18" office:value-type="float" office:value="20" calcext:value-type="float">
                <text:p>20</text:p>
              </table:table-cell>
              <table:table-cell table:style-name="ce22" office:value-type="string" calcext:value-type="string">
                <text:p>Ministry of Information</text:p>
              </table:table-cell>
              <table:table-cell table:style-name="ce27" office:value-type="float" office:value="7300000" calcext:value-type="float">
                <text:p>7,300,000 </text:p>
              </table:table-cell>
              <table:table-cell table:style-name="ce31" office:value-type="float" office:value="6677000" calcext:value-type="float">
                <text:p>6,67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21" calcext:value-type="float">
                <text:p>21</text:p>
              </table:table-cell>
              <table:table-cell table:style-name="ce22" office:value-type="string" calcext:value-type="string">
                <text:p>Ministry of Education</text:p>
              </table:table-cell>
              <table:table-cell table:style-name="ce27" office:value-type="float" office:value="145000" calcext:value-type="float">
                <text:p>145,000 </text:p>
              </table:table-cell>
              <table:table-cell table:style-name="ce31" office:value-type="float" office:value="253000" calcext:value-type="float">
                <text:p>25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22" calcext:value-type="float">
                <text:p>22</text:p>
              </table:table-cell>
              <table:table-cell table:style-name="ce22" office:value-type="string" calcext:value-type="string">
                <text:p>Ministry of Health</text:p>
              </table:table-cell>
              <table:table-cell table:style-name="ce27" office:value-type="float" office:value="8035000" calcext:value-type="float">
                <text:p>8,035,000 </text:p>
              </table:table-cell>
              <table:table-cell table:style-name="ce31" office:value-type="float" office:value="7868000" calcext:value-type="float">
                <text:p>7,86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24" calcext:value-type="float">
                <text:p>24</text:p>
              </table:table-cell>
              <table:table-cell table:style-name="ce22" office:value-type="string" calcext:value-type="string">
                <text:p>Ministry of Labour</text:p>
              </table:table-cell>
              <table:table-cell table:style-name="ce27" office:value-type="float" office:value="21614000" calcext:value-type="float">
                <text:p>21,614,000 </text:p>
              </table:table-cell>
              <table:table-cell table:style-name="ce31" office:value-type="float" office:value="20013000" calcext:value-type="float">
                <text:p>20,01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29" calcext:value-type="float">
                <text:p>29</text:p>
              </table:table-cell>
              <table:table-cell table:style-name="ce22" office:value-type="string" calcext:value-type="string">
                <text:p>Ministry of Social Development</text:p>
              </table:table-cell>
              <table:table-cell table:style-name="ce27" office:value-type="float" office:value="6000" calcext:value-type="float">
                <text:p>6,000 </text:p>
              </table:table-cell>
              <table:table-cell table:style-name="ce31" office:value-type="float" office:value="6000" calcext:value-type="float">
                <text:p>6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17"/>
            <table:table-cell table:style-name="ce21" office:value-type="string" calcext:value-type="string">
              <text:p>Economic Services Sector</text:p>
            </table:table-cell>
            <table:table-cell table:style-name="ce26" table:formula="of:=SUBTOTAL(9;[.D23:.D26])" office:value-type="float" office:value="1386948000" calcext:value-type="float">
              <text:p>1,386,948,000 </text:p>
            </table:table-cell>
            <table:table-cell table:style-name="ce30" table:formula="of:=SUBTOTAL(9;[.E23:.E26])" office:value-type="float" office:value="1377913000" calcext:value-type="float">
              <text:p>1,377,913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18" office:value-type="string" calcext:value-type="string">
                <text:p>34-56</text:p>
              </table:table-cell>
              <table:table-cell table:style-name="ce22" office:value-type="string" calcext:value-type="string">
                <text:p>Ministry of Industry &amp; Commerce</text:p>
              </table:table-cell>
              <table:table-cell table:style-name="ce27" office:value-type="float" office:value="5098000" calcext:value-type="float">
                <text:p>5,098,000 </text:p>
              </table:table-cell>
              <table:table-cell table:style-name="ce31" office:value-type="float" office:value="4743000" calcext:value-type="float">
                <text:p>4,74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51" calcext:value-type="float">
                <text:p>51</text:p>
              </table:table-cell>
              <table:table-cell table:style-name="ce22" office:value-type="string" calcext:value-type="string">
                <text:p>National Oil &amp; Gas Authority</text:p>
              </table:table-cell>
              <table:table-cell table:style-name="ce27" office:value-type="float" office:value="1245106000" calcext:value-type="float">
                <text:p>1,245,106,000 </text:p>
              </table:table-cell>
              <table:table-cell table:style-name="ce31" office:value-type="float" office:value="1238875000" calcext:value-type="float">
                <text:p>1,238,87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81" calcext:value-type="float">
                <text:p>81</text:p>
              </table:table-cell>
              <table:table-cell table:style-name="ce22" office:value-type="string" calcext:value-type="string">
                <text:p>Ministry of Finance</text:p>
              </table:table-cell>
              <table:table-cell table:style-name="ce27" office:value-type="float" office:value="136287000" calcext:value-type="float">
                <text:p>136,287,000 </text:p>
              </table:table-cell>
              <table:table-cell table:style-name="ce31" office:value-type="float" office:value="133872000" calcext:value-type="float">
                <text:p>133,87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82" calcext:value-type="float">
                <text:p>82</text:p>
              </table:table-cell>
              <table:table-cell table:style-name="ce22" office:value-type="string" calcext:value-type="string">
                <text:p>Central Stores Directorate</text:p>
              </table:table-cell>
              <table:table-cell table:style-name="ce27" office:value-type="float" office:value="457000" calcext:value-type="float">
                <text:p>457,000 </text:p>
              </table:table-cell>
              <table:table-cell table:style-name="ce31" office:value-type="float" office:value="423000" calcext:value-type="float">
                <text:p>423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17"/>
            <table:table-cell table:style-name="ce21" office:value-type="string" calcext:value-type="string">
              <text:p>Infrastructure Sector</text:p>
            </table:table-cell>
            <table:table-cell table:style-name="ce26" table:formula="of:=SUBTOTAL(9;[.D28:.D32])" office:value-type="float" office:value="207901000" calcext:value-type="float">
              <text:p>207,901,000 </text:p>
            </table:table-cell>
            <table:table-cell table:style-name="ce30" table:formula="of:=SUBTOTAL(9;[.E28:.E32])" office:value-type="float" office:value="196230000" calcext:value-type="float">
              <text:p>196,230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18" office:value-type="float" office:value="46" calcext:value-type="float">
                <text:p>46</text:p>
              </table:table-cell>
              <table:table-cell table:style-name="ce22" office:value-type="string" calcext:value-type="string">
                <text:p>Ministry of Works &amp; Housing</text:p>
              </table:table-cell>
              <table:table-cell table:style-name="ce27" office:value-type="float" office:value="217000" calcext:value-type="float">
                <text:p>217,000 </text:p>
              </table:table-cell>
              <table:table-cell table:style-name="ce31" office:value-type="float" office:value="217000" calcext:value-type="float">
                <text:p>21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47" calcext:value-type="float">
                <text:p>47</text:p>
              </table:table-cell>
              <table:table-cell table:style-name="ce22" office:value-type="string" calcext:value-type="string">
                <text:p>Ministry of Electricity &amp; Water</text:p>
              </table:table-cell>
              <table:table-cell table:style-name="ce27" office:value-type="float" office:value="87048000" calcext:value-type="float">
                <text:p>87,048,000 </text:p>
              </table:table-cell>
              <table:table-cell table:style-name="ce31" office:value-type="float" office:value="84207000" calcext:value-type="float">
                <text:p>84,20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48" calcext:value-type="float">
                <text:p>48</text:p>
              </table:table-cell>
              <table:table-cell table:style-name="ce22" office:value-type="string" calcext:value-type="string">
                <text:p>Ministry of Transportation</text:p>
              </table:table-cell>
              <table:table-cell table:style-name="ce27" office:value-type="float" office:value="6686000" calcext:value-type="float">
                <text:p>6,686,000 </text:p>
              </table:table-cell>
              <table:table-cell table:style-name="ce31" office:value-type="float" office:value="6190000" calcext:value-type="float">
                <text:p>6,19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52" calcext:value-type="float">
                <text:p>52</text:p>
              </table:table-cell>
              <table:table-cell table:style-name="ce22" office:value-type="string" calcext:value-type="string">
                <text:p>Civil Aviation Affairs</text:p>
              </table:table-cell>
              <table:table-cell table:style-name="ce27" office:value-type="float" office:value="19674000" calcext:value-type="float">
                <text:p>19,674,000 </text:p>
              </table:table-cell>
              <table:table-cell table:style-name="ce31" office:value-type="float" office:value="18323000" calcext:value-type="float">
                <text:p>18,32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83" calcext:value-type="float">
                <text:p>83</text:p>
              </table:table-cell>
              <table:table-cell table:style-name="ce22" office:value-type="string" calcext:value-type="string">
                <text:p>Customs,Ports &amp; Free Zones Affairs</text:p>
              </table:table-cell>
              <table:table-cell table:style-name="ce27" office:value-type="float" office:value="94276000" calcext:value-type="float">
                <text:p>94,276,000 </text:p>
              </table:table-cell>
              <table:table-cell table:style-name="ce31" office:value-type="float" office:value="87293000" calcext:value-type="float">
                <text:p>87,293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4"/>
            <table:table-cell table:style-name="ce17"/>
            <table:table-cell table:style-name="ce21" office:value-type="string" calcext:value-type="string">
              <text:p>Miscellaneous Budget</text:p>
            </table:table-cell>
            <table:table-cell table:style-name="ce26" table:formula="of:=SUBTOTAL(9;[.D34:.D36])" office:value-type="float" office:value="514000" calcext:value-type="float">
              <text:p>514,000 </text:p>
            </table:table-cell>
            <table:table-cell table:style-name="ce30" table:formula="of:=SUBTOTAL(9;[.E34:.E36])" office:value-type="float" office:value="496000" calcext:value-type="float">
              <text:p>496,000 </text:p>
            </table:table-cell>
            <table:table-cell/>
            <table:table-cell table:style-name="ce14" table:number-columns-repeated="1017"/>
            <table:table-cell/>
          </table:table-row>
          <table:table-row-group>
            <table:table-row table:style-name="ro3">
              <table:table-cell/>
              <table:table-cell table:style-name="ce18" office:value-type="float" office:value="23" calcext:value-type="float">
                <text:p>23</text:p>
              </table:table-cell>
              <table:table-cell table:style-name="ce22" office:value-type="string" calcext:value-type="string">
                <text:p>Ministry of Municipalities Affairs &amp; Agriculture (Agriculture Affairs)</text:p>
              </table:table-cell>
              <table:table-cell table:style-name="ce27" office:value-type="float" office:value="300000" calcext:value-type="float">
                <text:p>300,000 </text:p>
              </table:table-cell>
              <table:table-cell table:style-name="ce31" office:value-type="float" office:value="298000" calcext:value-type="float">
                <text:p>29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25" calcext:value-type="float">
                <text:p>25</text:p>
              </table:table-cell>
              <table:table-cell table:style-name="ce22" office:value-type="string" calcext:value-type="string">
                <text:p>Ministry of Municipalities Affairs &amp; Agriculture (Municipalities Affairs)</text:p>
              </table:table-cell>
              <table:table-cell table:style-name="ce27" office:value-type="float" office:value="2000" calcext:value-type="float">
                <text:p>2,000 </text:p>
              </table:table-cell>
              <table:table-cell table:style-name="ce31" office:value-type="float" office:value="2000" calcext:value-type="float">
                <text:p>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18" office:value-type="float" office:value="41" calcext:value-type="float">
                <text:p>41</text:p>
              </table:table-cell>
              <table:table-cell table:style-name="ce22" office:value-type="string" calcext:value-type="string">
                <text:p>Public Commission For the Protection of Marine Resources, Environment &amp; Wildlife</text:p>
              </table:table-cell>
              <table:table-cell table:style-name="ce27" office:value-type="float" office:value="212000" calcext:value-type="float">
                <text:p>212,000 </text:p>
              </table:table-cell>
              <table:table-cell table:style-name="ce31" office:value-type="float" office:value="196000" calcext:value-type="float">
                <text:p>196,000 </text:p>
              </table:table-cell>
              <table:table-cell table:number-columns-repeated="1019"/>
            </table:table-row>
          </table:table-row-group>
        </table:table-row-group>
        <table:table-row table:style-name="ro3">
          <table:table-cell table:style-name="ce14"/>
          <table:table-cell table:style-name="ce19"/>
          <table:table-cell table:style-name="ce23" office:value-type="string" calcext:value-type="string">
            <text:p>Total Revenue</text:p>
          </table:table-cell>
          <table:table-cell table:style-name="ce28" table:formula="of:=SUBTOTAL(9;[.D8:.D36])" office:value-type="float" office:value="1687900000" calcext:value-type="float">
            <text:p>1,687,900,000 </text:p>
          </table:table-cell>
          <table:table-cell table:style-name="ce32" table:formula="of:=SUBTOTAL(9;[.E8:.E36])" office:value-type="float" office:value="1660600000" calcext:value-type="float">
            <text:p>1,660,600,000 </text:p>
          </table:table-cell>
          <table:table-cell/>
          <table:table-cell table:style-name="ce14" table:number-columns-repeated="1017"/>
          <table:table-cell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urrent Expenditure" table:style-name="ta3">
        <office:forms form:automatic-focus="false" form:apply-design-mode="false"/>
        <table:table-column table:style-name="co5" table:default-cell-style-name="Default"/>
        <table:table-column table:style-name="co5" table:default-cell-style-name="ce2"/>
        <table:table-column table:style-name="co6" table:default-cell-style-name="Default"/>
        <table:table-column table:style-name="co3" table:number-columns-repeated="2" table:default-cell-style-name="ce7"/>
        <table:table-column table:style-name="co5" table:default-cell-style-name="Default"/>
        <table:table-column table:style-name="co4" table:number-columns-repeated="1018" table:default-cell-style-name="Default"/>
        <table:table-row table:style-name="ro3">
          <table:table-cell table:number-columns-repeated="2"/>
          <table:table-cell table:style-name="ce5" office:value-type="string" calcext:value-type="string">
            <text:p>Table 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Recurrent Expenditure by Ministr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for the Fiscal years 2007-2008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8" calcext:value-type="float">
            <text:p>2008</text:p>
          </table:table-cell>
          <table:table-cell table:style-name="ce9" office:value-type="float" office:value="2007" calcext:value-type="float">
            <text:p>2007</text:p>
          </table:table-cell>
          <table:table-cell table:style-name="ce1" table:number-columns-repeated="1019"/>
        </table:table-row>
        <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Public Administration Sector</text:p>
            </table:table-cell>
            <table:table-cell table:style-name="ce34" table:formula="of:=SUBTOTAL(9;[.D9:.D27])" office:value-type="float" office:value="451329000" calcext:value-type="float">
              <text:p>451,329,000 </text:p>
            </table:table-cell>
            <table:table-cell table:style-name="ce35" table:formula="of:=SUBTOTAL(9;[.E9:.E27])" office:value-type="float" office:value="438288000" calcext:value-type="float">
              <text:p>438,288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11" calcext:value-type="float">
                <text:p>11</text:p>
              </table:table-cell>
              <table:table-cell office:value-type="string" calcext:value-type="string">
                <text:p>Prime Minister's Court</text:p>
              </table:table-cell>
              <table:table-cell office:value-type="float" office:value="11400000" calcext:value-type="float">
                <text:p>11,400,000 </text:p>
              </table:table-cell>
              <table:table-cell table:style-name="ce10" office:value-type="float" office:value="11302000" calcext:value-type="float">
                <text:p>11,30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30" calcext:value-type="float">
                <text:p>30</text:p>
              </table:table-cell>
              <table:table-cell office:value-type="string" calcext:value-type="string">
                <text:p>Prime Minister's Advisor for (Legal <text:s/>Affairs)</text:p>
              </table:table-cell>
              <table:table-cell office:value-type="float" office:value="412000" calcext:value-type="float">
                <text:p>412,000 </text:p>
              </table:table-cell>
              <table:table-cell table:style-name="ce10" office:value-type="float" office:value="402000" calcext:value-type="float">
                <text:p>40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31" calcext:value-type="float">
                <text:p>31</text:p>
              </table:table-cell>
              <table:table-cell office:value-type="string" calcext:value-type="string">
                <text:p>Prime Minister's Advisor for Economic Affairs</text:p>
              </table:table-cell>
              <table:table-cell office:value-type="float" office:value="324000" calcext:value-type="float">
                <text:p>324,000 </text:p>
              </table:table-cell>
              <table:table-cell table:style-name="ce10" office:value-type="float" office:value="318000" calcext:value-type="float">
                <text:p>31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32" calcext:value-type="float">
                <text:p>32</text:p>
              </table:table-cell>
              <table:table-cell office:value-type="string" calcext:value-type="string">
                <text:p>Prime Minister's Advisor for Cultural Affairs</text:p>
              </table:table-cell>
              <table:table-cell office:value-type="float" office:value="339000" calcext:value-type="float">
                <text:p>339,000 </text:p>
              </table:table-cell>
              <table:table-cell table:style-name="ce10" office:value-type="float" office:value="335000" calcext:value-type="float">
                <text:p>33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33" calcext:value-type="float">
                <text:p>33</text:p>
              </table:table-cell>
              <table:table-cell office:value-type="string" calcext:value-type="string">
                <text:p>Prime Minister's Advisor</text:p>
              </table:table-cell>
              <table:table-cell office:value-type="float" office:value="223000" calcext:value-type="float">
                <text:p>223,000 </text:p>
              </table:table-cell>
              <table:table-cell table:style-name="ce10" office:value-type="float" office:value="208000" calcext:value-type="float">
                <text:p>20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35" calcext:value-type="float">
                <text:p>35</text:p>
              </table:table-cell>
              <table:table-cell office:value-type="string" calcext:value-type="string">
                <text:p>Prime Minister's Advisor for Security Affairs</text:p>
              </table:table-cell>
              <table:table-cell office:value-type="float" office:value="304000" calcext:value-type="float">
                <text:p>304,000 </text:p>
              </table:table-cell>
              <table:table-cell table:style-name="ce10" office:value-type="float" office:value="296000" calcext:value-type="float">
                <text:p>29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4" calcext:value-type="float">
                <text:p>44</text:p>
              </table:table-cell>
              <table:table-cell office:value-type="string" calcext:value-type="string">
                <text:p>Deputy Prime Minister For Ministerial Committees Affairs</text:p>
              </table:table-cell>
              <table:table-cell office:value-type="float" office:value="1047000" calcext:value-type="float">
                <text:p>1,047,000 </text:p>
              </table:table-cell>
              <table:table-cell table:style-name="ce10" office:value-type="float" office:value="1023000" calcext:value-type="float">
                <text:p>1,02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2" calcext:value-type="float">
                <text:p>12</text:p>
              </table:table-cell>
              <table:table-cell office:value-type="string" calcext:value-type="string">
                <text:p>Ministry of Defence</text:p>
              </table:table-cell>
              <table:table-cell office:value-type="float" office:value="210590000" calcext:value-type="float">
                <text:p>210,590,000 </text:p>
              </table:table-cell>
              <table:table-cell table:style-name="ce10" office:value-type="float" office:value="205210000" calcext:value-type="float">
                <text:p>205,21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50" calcext:value-type="float">
                <text:p>50</text:p>
              </table:table-cell>
              <table:table-cell office:value-type="string" calcext:value-type="string">
                <text:p>National Guard</text:p>
              </table:table-cell>
              <table:table-cell office:value-type="float" office:value="16679000" calcext:value-type="float">
                <text:p>16,679,000 </text:p>
              </table:table-cell>
              <table:table-cell table:style-name="ce10" office:value-type="float" office:value="15824000" calcext:value-type="float">
                <text:p>15,82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office:value-type="float" office:value="148262000" calcext:value-type="float">
                <text:p>148,262,000 </text:p>
              </table:table-cell>
              <table:table-cell table:style-name="ce10" office:value-type="float" office:value="142629000" calcext:value-type="float">
                <text:p>142,62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4" calcext:value-type="float">
                <text:p>14</text:p>
              </table:table-cell>
              <table:table-cell office:value-type="string" calcext:value-type="string">
                <text:p>National Security Agency</text:p>
              </table:table-cell>
              <table:table-cell office:value-type="float" office:value="12250000" calcext:value-type="float">
                <text:p>12,250,000 </text:p>
              </table:table-cell>
              <table:table-cell table:style-name="ce10" office:value-type="float" office:value="12250000" calcext:value-type="float">
                <text:p>12,25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5" calcext:value-type="float">
                <text:p>15</text:p>
              </table:table-cell>
              <table:table-cell office:value-type="string" calcext:value-type="string">
                <text:p>Ministry of State for Cabinet Affairs ( Legal Affairs )</text:p>
              </table:table-cell>
              <table:table-cell office:value-type="float" office:value="1196000" calcext:value-type="float">
                <text:p>1,196,000 </text:p>
              </table:table-cell>
              <table:table-cell table:style-name="ce10" office:value-type="float" office:value="1165000" calcext:value-type="float">
                <text:p>1,16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office:value-type="float" office:value="17058000" calcext:value-type="float">
                <text:p>17,058,000 </text:p>
              </table:table-cell>
              <table:table-cell table:style-name="ce10" office:value-type="float" office:value="16752000" calcext:value-type="float">
                <text:p>16,75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8" calcext:value-type="float">
                <text:p>18</text:p>
              </table:table-cell>
              <table:table-cell office:value-type="string" calcext:value-type="string">
                <text:p>Ministry of Justice</text:p>
              </table:table-cell>
              <table:table-cell office:value-type="float" office:value="14673000" calcext:value-type="float">
                <text:p>14,673,000 </text:p>
              </table:table-cell>
              <table:table-cell table:style-name="ce10" office:value-type="float" office:value="14361000" calcext:value-type="float">
                <text:p>14,36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1" calcext:value-type="float">
                <text:p>71</text:p>
              </table:table-cell>
              <table:table-cell office:value-type="string" calcext:value-type="string">
                <text:p>Ministry of State for Cabinet Affairs</text:p>
              </table:table-cell>
              <table:table-cell office:value-type="float" office:value="1348000" calcext:value-type="float">
                <text:p>1,348,000 </text:p>
              </table:table-cell>
              <table:table-cell table:style-name="ce10" office:value-type="float" office:value="1322000" calcext:value-type="float">
                <text:p>1,32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2" calcext:value-type="float">
                <text:p>72</text:p>
              </table:table-cell>
              <table:table-cell office:value-type="string" calcext:value-type="string">
                <text:p>Civil Service Bureau</text:p>
              </table:table-cell>
              <table:table-cell office:value-type="float" office:value="4018000" calcext:value-type="float">
                <text:p>4,018,000 </text:p>
              </table:table-cell>
              <table:table-cell table:style-name="ce10" office:value-type="float" office:value="3925000" calcext:value-type="float">
                <text:p>3,92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office:value-type="float" office:value="4719000" calcext:value-type="float">
                <text:p>4,719,000 </text:p>
              </table:table-cell>
              <table:table-cell table:style-name="ce10" office:value-type="float" office:value="4636000" calcext:value-type="float">
                <text:p>4,63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office:value-type="float" office:value="2112000" calcext:value-type="float">
                <text:p>2,112,000 </text:p>
              </table:table-cell>
              <table:table-cell table:style-name="ce10" office:value-type="float" office:value="2074000" calcext:value-type="float">
                <text:p>2,07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ureau</text:p>
              </table:table-cell>
              <table:table-cell office:value-type="float" office:value="4375000" calcext:value-type="float">
                <text:p>4,375,000 </text:p>
              </table:table-cell>
              <table:table-cell table:style-name="ce10" office:value-type="float" office:value="4256000" calcext:value-type="float">
                <text:p>4,256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Social Services Sector</text:p>
            </table:table-cell>
            <table:table-cell table:style-name="ce34" table:formula="of:=SUBTOTAL(9;[.D29:.D34])" office:value-type="float" office:value="347895000" calcext:value-type="float">
              <text:p>347,895,000 </text:p>
            </table:table-cell>
            <table:table-cell table:style-name="ce35" table:formula="of:=SUBTOTAL(9;[.E29:.E34])" office:value-type="float" office:value="332418000" calcext:value-type="float">
              <text:p>332,418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20" calcext:value-type="float">
                <text:p>20</text:p>
              </table:table-cell>
              <table:table-cell office:value-type="string" calcext:value-type="string">
                <text:p>Ministry of Information</text:p>
              </table:table-cell>
              <table:table-cell office:value-type="float" office:value="9323000" calcext:value-type="float">
                <text:p>9,323,000 </text:p>
              </table:table-cell>
              <table:table-cell table:style-name="ce10" office:value-type="float" office:value="9184000" calcext:value-type="float">
                <text:p>9,18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office:value-type="float" office:value="171707000" calcext:value-type="float">
                <text:p>171,707,000 </text:p>
              </table:table-cell>
              <table:table-cell table:style-name="ce10" office:value-type="float" office:value="166878000" calcext:value-type="float">
                <text:p>166,87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office:value-type="float" office:value="132830000" calcext:value-type="float">
                <text:p>132,830,000 </text:p>
              </table:table-cell>
              <table:table-cell table:style-name="ce10" office:value-type="float" office:value="122966000" calcext:value-type="float">
                <text:p>122,96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4" calcext:value-type="float">
                <text:p>24</text:p>
              </table:table-cell>
              <table:table-cell office:value-type="string" calcext:value-type="string">
                <text:p>Ministry of Labour</text:p>
              </table:table-cell>
              <table:table-cell office:value-type="float" office:value="4758000" calcext:value-type="float">
                <text:p>4,758,000 </text:p>
              </table:table-cell>
              <table:table-cell table:style-name="ce10" office:value-type="float" office:value="4322000" calcext:value-type="float">
                <text:p>4,32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9" calcext:value-type="float">
                <text:p>29</text:p>
              </table:table-cell>
              <table:table-cell office:value-type="string" calcext:value-type="string">
                <text:p>Ministry of Social Development</text:p>
              </table:table-cell>
              <table:table-cell office:value-type="float" office:value="17993000" calcext:value-type="float">
                <text:p>17,993,000 </text:p>
              </table:table-cell>
              <table:table-cell table:style-name="ce10" office:value-type="float" office:value="17861000" calcext:value-type="float">
                <text:p>17,86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6" calcext:value-type="float">
                <text:p>26</text:p>
              </table:table-cell>
              <table:table-cell office:value-type="string" calcext:value-type="string">
                <text:p>General Organization for Youth &amp; Sports</text:p>
              </table:table-cell>
              <table:table-cell office:value-type="float" office:value="11284000" calcext:value-type="float">
                <text:p>11,284,000 </text:p>
              </table:table-cell>
              <table:table-cell table:style-name="ce10" office:value-type="float" office:value="11207000" calcext:value-type="float">
                <text:p>11,207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Economic Services Sector</text:p>
            </table:table-cell>
            <table:table-cell table:style-name="ce34" table:formula="of:=SUBTOTAL(9;[.D36:.D39])" office:value-type="float" office:value="19553000" calcext:value-type="float">
              <text:p>19,553,000 </text:p>
            </table:table-cell>
            <table:table-cell table:style-name="ce35" table:formula="of:=SUBTOTAL(9;[.E36:.E39])" office:value-type="float" office:value="19142000" calcext:value-type="float">
              <text:p>19,142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string" calcext:value-type="string">
                <text:p>34-56</text:p>
              </table:table-cell>
              <table:table-cell office:value-type="string" calcext:value-type="string">
                <text:p>Ministry of Industry &amp; Commerce</text:p>
              </table:table-cell>
              <table:table-cell office:value-type="float" office:value="8153000" calcext:value-type="float">
                <text:p>8,153,000 </text:p>
              </table:table-cell>
              <table:table-cell table:style-name="ce10" office:value-type="float" office:value="7981000" calcext:value-type="float">
                <text:p>7,98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51" calcext:value-type="float">
                <text:p>51</text:p>
              </table:table-cell>
              <table:table-cell office:value-type="string" calcext:value-type="string">
                <text:p>National Oil &amp; Gas Authority</text:p>
              </table:table-cell>
              <table:table-cell office:value-type="float" office:value="2400000" calcext:value-type="float">
                <text:p>2,400,000 </text:p>
              </table:table-cell>
              <table:table-cell table:style-name="ce10" office:value-type="float" office:value="2362000" calcext:value-type="float">
                <text:p>2,36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81" calcext:value-type="float">
                <text:p>81</text:p>
              </table:table-cell>
              <table:table-cell office:value-type="string" calcext:value-type="string">
                <text:p>Ministry of Finance</text:p>
              </table:table-cell>
              <table:table-cell office:value-type="float" office:value="6946000" calcext:value-type="float">
                <text:p>6,946,000 </text:p>
              </table:table-cell>
              <table:table-cell table:style-name="ce10" office:value-type="float" office:value="6797000" calcext:value-type="float">
                <text:p>6,79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82" calcext:value-type="float">
                <text:p>82</text:p>
              </table:table-cell>
              <table:table-cell office:value-type="string" calcext:value-type="string">
                <text:p>Central Stores Directorate</text:p>
              </table:table-cell>
              <table:table-cell office:value-type="float" office:value="2054000" calcext:value-type="float">
                <text:p>2,054,000 </text:p>
              </table:table-cell>
              <table:table-cell table:style-name="ce10" office:value-type="float" office:value="2002000" calcext:value-type="float">
                <text:p>2,002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Infrastructure Sector</text:p>
            </table:table-cell>
            <table:table-cell table:style-name="ce34" table:formula="of:=SUBTOTAL(9;[.D41:.D45])" office:value-type="float" office:value="251041000" calcext:value-type="float">
              <text:p>251,041,000 </text:p>
            </table:table-cell>
            <table:table-cell table:style-name="ce35" table:formula="of:=SUBTOTAL(9;[.E41:.E45])" office:value-type="float" office:value="231627000" calcext:value-type="float">
              <text:p>231,627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office:value-type="float" office:value="22490000" calcext:value-type="float">
                <text:p>22,490,000 </text:p>
              </table:table-cell>
              <table:table-cell table:style-name="ce10" office:value-type="float" office:value="21971000" calcext:value-type="float">
                <text:p>21,97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office:value-type="float" office:value="186728000" calcext:value-type="float">
                <text:p>186,728,000 </text:p>
              </table:table-cell>
              <table:table-cell table:style-name="ce10" office:value-type="float" office:value="168678000" calcext:value-type="float">
                <text:p>168,67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office:value-type="float" office:value="6351000" calcext:value-type="float">
                <text:p>6,351,000 </text:p>
              </table:table-cell>
              <table:table-cell table:style-name="ce10" office:value-type="float" office:value="6218000" calcext:value-type="float">
                <text:p>6,21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office:value-type="float" office:value="15366000" calcext:value-type="float">
                <text:p>15,366,000 </text:p>
              </table:table-cell>
              <table:table-cell table:style-name="ce10" office:value-type="float" office:value="15115000" calcext:value-type="float">
                <text:p>15,11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83" calcext:value-type="float">
                <text:p>83</text:p>
              </table:table-cell>
              <table:table-cell office:value-type="string" calcext:value-type="string">
                <text:p>Customs, Ports &amp; Free Zones Affairs</text:p>
              </table:table-cell>
              <table:table-cell office:value-type="float" office:value="20106000" calcext:value-type="float">
                <text:p>20,106,000 </text:p>
              </table:table-cell>
              <table:table-cell table:style-name="ce10" office:value-type="float" office:value="19645000" calcext:value-type="float">
                <text:p>19,645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Miscellaneous Budget</text:p>
            </table:table-cell>
            <table:table-cell table:style-name="ce34" table:formula="of:=SUBTOTAL(9;[.D47:.D54])" office:value-type="float" office:value="21398000" calcext:value-type="float">
              <text:p>21,398,000 </text:p>
            </table:table-cell>
            <table:table-cell table:style-name="ce35" table:formula="of:=SUBTOTAL(9;[.E47:.E54])" office:value-type="float" office:value="21050000" calcext:value-type="float">
              <text:p>21,050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19" calcext:value-type="float">
                <text:p>19</text:p>
              </table:table-cell>
              <table:table-cell office:value-type="string" calcext:value-type="string">
                <text:p>Supreme Council for Oil</text:p>
              </table:table-cell>
              <table:table-cell office:value-type="float" office:value="170000" calcext:value-type="float">
                <text:p>170,000 </text:p>
              </table:table-cell>
              <table:table-cell table:style-name="ce10" office:value-type="float" office:value="167000" calcext:value-type="float">
                <text:p>16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&amp; Agriculture (Agriculture Affairs)</text:p>
              </table:table-cell>
              <table:table-cell office:value-type="float" office:value="5729000" calcext:value-type="float">
                <text:p>5,729,000 </text:p>
              </table:table-cell>
              <table:table-cell table:style-name="ce10" office:value-type="float" office:value="5571000" calcext:value-type="float">
                <text:p>5,57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5" calcext:value-type="float">
                <text:p>25</text:p>
              </table:table-cell>
              <table:table-cell office:value-type="string" calcext:value-type="string">
                <text:p>Ministry of Municipalities Affairs &amp; Agriculture (Municipalities Affairs)</text:p>
              </table:table-cell>
              <table:table-cell office:value-type="float" office:value="1650000" calcext:value-type="float">
                <text:p>1,650,000 </text:p>
              </table:table-cell>
              <table:table-cell table:style-name="ce10" office:value-type="float" office:value="1614000" calcext:value-type="float">
                <text:p>1,61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8" calcext:value-type="float">
                <text:p>28</text:p>
              </table:table-cell>
              <table:table-cell office:value-type="string" calcext:value-type="string">
                <text:p>Equestrian &amp; Horse Racing Club</text:p>
              </table:table-cell>
              <table:table-cell office:value-type="float" office:value="1176000" calcext:value-type="float">
                <text:p>1,176,000 </text:p>
              </table:table-cell>
              <table:table-cell table:style-name="ce10" office:value-type="float" office:value="1160000" calcext:value-type="float">
                <text:p>1,16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, Environment &amp; Wildlife</text:p>
              </table:table-cell>
              <table:table-cell office:value-type="float" office:value="3514000" calcext:value-type="float">
                <text:p>3,514,000 </text:p>
              </table:table-cell>
              <table:table-cell table:style-name="ce10" office:value-type="float" office:value="3440000" calcext:value-type="float">
                <text:p>3,44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3" calcext:value-type="float">
                <text:p>43</text:p>
              </table:table-cell>
              <table:table-cell office:value-type="string" calcext:value-type="string">
                <text:p>Mohd Bin Khalifa Al Khalifa Cardiac Center</text:p>
              </table:table-cell>
              <table:table-cell office:value-type="float" office:value="7644000" calcext:value-type="float">
                <text:p>7,644,000 </text:p>
              </table:table-cell>
              <table:table-cell table:style-name="ce10" office:value-type="float" office:value="7644000" calcext:value-type="float">
                <text:p>7,64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54" calcext:value-type="float">
                <text:p>54</text:p>
              </table:table-cell>
              <table:table-cell office:value-type="string" calcext:value-type="string">
                <text:p>Ministry of State for Shura Council &amp; Representatives Council Affairs</text:p>
              </table:table-cell>
              <table:table-cell office:value-type="float" office:value="850000" calcext:value-type="float">
                <text:p>850,000 </text:p>
              </table:table-cell>
              <table:table-cell table:style-name="ce10" office:value-type="float" office:value="800000" calcext:value-type="float">
                <text:p>8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59" calcext:value-type="float">
                <text:p>59</text:p>
              </table:table-cell>
              <table:table-cell office:value-type="string" calcext:value-type="string">
                <text:p>Tender Board</text:p>
              </table:table-cell>
              <table:table-cell office:value-type="float" office:value="665000" calcext:value-type="float">
                <text:p>665,000 </text:p>
              </table:table-cell>
              <table:table-cell table:style-name="ce10" office:value-type="float" office:value="654000" calcext:value-type="float">
                <text:p>654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Transfer Budget</text:p>
            </table:table-cell>
            <table:table-cell table:style-name="ce34" table:formula="of:=SUBTOTAL(9;[.D56:.D89])" office:value-type="float" office:value="290684000" calcext:value-type="float">
              <text:p>290,684,000 </text:p>
            </table:table-cell>
            <table:table-cell table:style-name="ce35" table:formula="of:=SUBTOTAL(9;[.E56:.E89])" office:value-type="float" office:value="282075000" calcext:value-type="float">
              <text:p>282,075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6014" calcext:value-type="float">
                <text:p>6014</text:p>
              </table:table-cell>
              <table:table-cell office:value-type="string" calcext:value-type="string">
                <text:p>Municipality Councils</text:p>
              </table:table-cell>
              <table:table-cell office:value-type="float" office:value="612000" calcext:value-type="float">
                <text:p>612,000 </text:p>
              </table:table-cell>
              <table:table-cell table:style-name="ce10" office:value-type="float" office:value="612000" calcext:value-type="float">
                <text:p>61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15" calcext:value-type="float">
                <text:p>6015</text:p>
              </table:table-cell>
              <table:table-cell office:value-type="string" calcext:value-type="string">
                <text:p>Constitutional Court</text:p>
              </table:table-cell>
              <table:table-cell office:value-type="float" office:value="1620000" calcext:value-type="float">
                <text:p>1,620,000 </text:p>
              </table:table-cell>
              <table:table-cell table:style-name="ce10" office:value-type="float" office:value="1620000" calcext:value-type="float">
                <text:p>1,62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20" calcext:value-type="float">
                <text:p>6020</text:p>
              </table:table-cell>
              <table:table-cell office:value-type="string" calcext:value-type="string">
                <text:p>Radio &amp; TV Corporation</text:p>
              </table:table-cell>
              <table:table-cell office:value-type="float" office:value="11416000" calcext:value-type="float">
                <text:p>11,416,000 </text:p>
              </table:table-cell>
              <table:table-cell table:style-name="ce10" office:value-type="float" office:value="11416000" calcext:value-type="float">
                <text:p>11,41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24" calcext:value-type="float">
                <text:p>6024</text:p>
              </table:table-cell>
              <table:table-cell office:value-type="string" calcext:value-type="string">
                <text:p>Bahrain Center for Research &amp; Study</text:p>
              </table:table-cell>
              <table:table-cell office:value-type="float" office:value="1131000" calcext:value-type="float">
                <text:p>1,131,000 </text:p>
              </table:table-cell>
              <table:table-cell table:style-name="ce10" office:value-type="float" office:value="1131000" calcext:value-type="float">
                <text:p>1,13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27" calcext:value-type="float">
                <text:p>6027</text:p>
              </table:table-cell>
              <table:table-cell office:value-type="string" calcext:value-type="string">
                <text:p>Sunni Awqaf</text:p>
              </table:table-cell>
              <table:table-cell office:value-type="float" office:value="2465000" calcext:value-type="float">
                <text:p>2,465,000 </text:p>
              </table:table-cell>
              <table:table-cell table:style-name="ce10" office:value-type="float" office:value="2465000" calcext:value-type="float">
                <text:p>2,46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28" calcext:value-type="float">
                <text:p>6028</text:p>
              </table:table-cell>
              <table:table-cell office:value-type="string" calcext:value-type="string">
                <text:p>Ja'afari Awqaf</text:p>
              </table:table-cell>
              <table:table-cell office:value-type="float" office:value="2465000" calcext:value-type="float">
                <text:p>2,465,000 </text:p>
              </table:table-cell>
              <table:table-cell table:style-name="ce10" office:value-type="float" office:value="2465000" calcext:value-type="float">
                <text:p>2,46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30" calcext:value-type="float">
                <text:p>6030</text:p>
              </table:table-cell>
              <table:table-cell office:value-type="string" calcext:value-type="string">
                <text:p>Bahrain University</text:p>
              </table:table-cell>
              <table:table-cell office:value-type="float" office:value="37870000" calcext:value-type="float">
                <text:p>37,870,000 </text:p>
              </table:table-cell>
              <table:table-cell table:style-name="ce10" office:value-type="float" office:value="35740000" calcext:value-type="float">
                <text:p>35,74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34" calcext:value-type="float">
                <text:p>6034</text:p>
              </table:table-cell>
              <table:table-cell office:value-type="string" calcext:value-type="string">
                <text:p>Subsidies</text:p>
              </table:table-cell>
              <table:table-cell office:value-type="float" office:value="12500000" calcext:value-type="float">
                <text:p>12,500,000 </text:p>
              </table:table-cell>
              <table:table-cell table:style-name="ce10" office:value-type="float" office:value="11500000" calcext:value-type="float">
                <text:p>11,5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35" calcext:value-type="float">
                <text:p>6035</text:p>
              </table:table-cell>
              <table:table-cell office:value-type="string" calcext:value-type="string">
                <text:p>Bait al-Qura'an</text:p>
              </table:table-cell>
              <table:table-cell office:value-type="float" office:value="76000" calcext:value-type="float">
                <text:p>76,000 </text:p>
              </table:table-cell>
              <table:table-cell table:style-name="ce10" office:value-type="float" office:value="76000" calcext:value-type="float">
                <text:p>7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37" calcext:value-type="float">
                <text:p>6037</text:p>
              </table:table-cell>
              <table:table-cell office:value-type="string" calcext:value-type="string">
                <text:p>Shura Council</text:p>
              </table:table-cell>
              <table:table-cell office:value-type="float" office:value="5962000" calcext:value-type="float">
                <text:p>5,962,000 </text:p>
              </table:table-cell>
              <table:table-cell table:style-name="ce10" office:value-type="float" office:value="5616000" calcext:value-type="float">
                <text:p>5,61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39" calcext:value-type="float">
                <text:p>6039</text:p>
              </table:table-cell>
              <table:table-cell office:value-type="string" calcext:value-type="string">
                <text:p>Districts</text:p>
              </table:table-cell>
              <table:table-cell office:value-type="float" office:value="3942000" calcext:value-type="float">
                <text:p>3,942,000 </text:p>
              </table:table-cell>
              <table:table-cell table:style-name="ce10" office:value-type="float" office:value="3742000" calcext:value-type="float">
                <text:p>3,74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41" calcext:value-type="float">
                <text:p>6041</text:p>
              </table:table-cell>
              <table:table-cell office:value-type="string" calcext:value-type="string">
                <text:p>High Council for Islamic Affairs</text:p>
              </table:table-cell>
              <table:table-cell office:value-type="float" office:value="1440000" calcext:value-type="float">
                <text:p>1,440,000 </text:p>
              </table:table-cell>
              <table:table-cell table:style-name="ce10" office:value-type="float" office:value="1440000" calcext:value-type="float">
                <text:p>1,44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42" calcext:value-type="float">
                <text:p>6042</text:p>
              </table:table-cell>
              <table:table-cell office:value-type="string" calcext:value-type="string">
                <text:p>National Audit Court</text:p>
              </table:table-cell>
              <table:table-cell office:value-type="float" office:value="2680000" calcext:value-type="float">
                <text:p>2,680,000 </text:p>
              </table:table-cell>
              <table:table-cell table:style-name="ce10" office:value-type="float" office:value="2530000" calcext:value-type="float">
                <text:p>2,53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46" calcext:value-type="float">
                <text:p>6046</text:p>
              </table:table-cell>
              <table:table-cell office:value-type="string" calcext:value-type="string">
                <text:p>High Council for Vocational Training</text:p>
              </table:table-cell>
              <table:table-cell office:value-type="float" office:value="3500000" calcext:value-type="float">
                <text:p>3,500,000 </text:p>
              </table:table-cell>
              <table:table-cell table:style-name="ce10" office:value-type="float" office:value="3500000" calcext:value-type="float">
                <text:p>3,5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70" calcext:value-type="float">
                <text:p>6070</text:p>
              </table:table-cell>
              <table:table-cell office:value-type="string" calcext:value-type="string">
                <text:p>Economic Development Board</text:p>
              </table:table-cell>
              <table:table-cell office:value-type="float" office:value="4000000" calcext:value-type="float">
                <text:p>4,000,000 </text:p>
              </table:table-cell>
              <table:table-cell table:style-name="ce10" office:value-type="float" office:value="4000000" calcext:value-type="float">
                <text:p>4,0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71" calcext:value-type="float">
                <text:p>6071</text:p>
              </table:table-cell>
              <table:table-cell office:value-type="string" calcext:value-type="string">
                <text:p>Bahrain Convention &amp; Exhibition Bureau</text:p>
              </table:table-cell>
              <table:table-cell office:value-type="float" office:value="750000" calcext:value-type="float">
                <text:p>750,000 </text:p>
              </table:table-cell>
              <table:table-cell table:style-name="ce10" office:value-type="float" office:value="750000" calcext:value-type="float">
                <text:p>75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73" calcext:value-type="float">
                <text:p>6073</text:p>
              </table:table-cell>
              <table:table-cell office:value-type="string" calcext:value-type="string">
                <text:p>Orphan's Sponsorship Committee</text:p>
              </table:table-cell>
              <table:table-cell office:value-type="float" office:value="1880000" calcext:value-type="float">
                <text:p>1,880,000 </text:p>
              </table:table-cell>
              <table:table-cell table:style-name="ce10" office:value-type="float" office:value="1880000" calcext:value-type="float">
                <text:p>1,88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6075" calcext:value-type="float">
                <text:p>6075</text:p>
              </table:table-cell>
              <table:table-cell office:value-type="string" calcext:value-type="string">
                <text:p>Representatives Council</text:p>
              </table:table-cell>
              <table:table-cell office:value-type="float" office:value="5830000" calcext:value-type="float">
                <text:p>5,830,000 </text:p>
              </table:table-cell>
              <table:table-cell table:style-name="ce10" office:value-type="float" office:value="5742000" calcext:value-type="float">
                <text:p>5,742,000 </text:p>
              </table:table-cell>
              <table:table-cell table:number-columns-repeated="1019"/>
            </table:table-row>
            <table:table-row table:style-name="ro3">
              <table:table-cell table:style-name="ce1"/>
              <table:table-cell table:style-name="ce33"/>
              <table:table-cell table:style-name="ce1" office:value-type="string" calcext:value-type="string">
                <text:p>Accounts Under Ministry of Finance Control:</text:p>
              </table:table-cell>
              <table:table-cell table:style-name="ce34" table:formula="of:=SUBTOTAL(9;[.D75:.D89])" office:value-type="float" office:value="190545000" calcext:value-type="float">
                <text:p>190,545,000 </text:p>
              </table:table-cell>
              <table:table-cell table:style-name="ce35" table:formula="of:=SUBTOTAL(9;[.E75:.E89])" office:value-type="float" office:value="185850000" calcext:value-type="float">
                <text:p>185,850,000 </text:p>
              </table:table-cell>
              <table:table-cell table:style-name="ce1" table:number-columns-repeated="1019"/>
            </table:table-row>
            <table:table-row-group>
              <table:table-row table:style-name="ro3">
                <table:table-cell/>
                <table:table-cell table:style-name="ce4" office:value-type="float" office:value="6051" calcext:value-type="float">
                  <text:p>6051</text:p>
                </table:table-cell>
                <table:table-cell office:value-type="string" calcext:value-type="string">
                  <text:p>Government Debt Interest</text:p>
                </table:table-cell>
                <table:table-cell office:value-type="float" office:value="105000000" calcext:value-type="float">
                  <text:p>105,000,000 </text:p>
                </table:table-cell>
                <table:table-cell table:style-name="ce10" office:value-type="float" office:value="80000000" calcext:value-type="float">
                  <text:p>80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2" calcext:value-type="float">
                  <text:p>6052</text:p>
                </table:table-cell>
                <table:table-cell office:value-type="string" calcext:value-type="string">
                  <text:p>Contribution to GCC</text:p>
                </table:table-cell>
                <table:table-cell office:value-type="float" office:value="2200000" calcext:value-type="float">
                  <text:p>2,200,000 </text:p>
                </table:table-cell>
                <table:table-cell table:style-name="ce10" office:value-type="float" office:value="2200000" calcext:value-type="float">
                  <text:p>2,2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3" calcext:value-type="float">
                  <text:p>6053</text:p>
                </table:table-cell>
                <table:table-cell office:value-type="string" calcext:value-type="string">
                  <text:p>Government Grants</text:p>
                </table:table-cell>
                <table:table-cell office:value-type="float" office:value="2000000" calcext:value-type="float">
                  <text:p>2,000,000 </text:p>
                </table:table-cell>
                <table:table-cell table:style-name="ce10" office:value-type="float" office:value="2000000" calcext:value-type="float">
                  <text:p>2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4" calcext:value-type="float">
                  <text:p>6054</text:p>
                </table:table-cell>
                <table:table-cell office:value-type="string" calcext:value-type="string">
                  <text:p>Government Share in Pension Fund</text:p>
                </table:table-cell>
                <table:table-cell office:value-type="float" office:value="525000" calcext:value-type="float">
                  <text:p>525,000 </text:p>
                </table:table-cell>
                <table:table-cell table:style-name="ce10" office:value-type="float" office:value="500000" calcext:value-type="float">
                  <text:p>5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5" calcext:value-type="float">
                  <text:p>6055</text:p>
                </table:table-cell>
                <table:table-cell office:value-type="string" calcext:value-type="string">
                  <text:p>Contribution to United Nations Organization </text:p>
                </table:table-cell>
                <table:table-cell office:value-type="float" office:value="1000000" calcext:value-type="float">
                  <text:p>1,000,000 </text:p>
                </table:table-cell>
                <table:table-cell table:style-name="ce10" office:value-type="float" office:value="1000000" calcext:value-type="float">
                  <text:p>1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6" calcext:value-type="float">
                  <text:p>6056</text:p>
                </table:table-cell>
                <table:table-cell office:value-type="string" calcext:value-type="string">
                  <text:p>Miscellaneous Commitments</text:p>
                </table:table-cell>
                <table:table-cell office:value-type="float" office:value="4000000" calcext:value-type="float">
                  <text:p>4,000,000 </text:p>
                </table:table-cell>
                <table:table-cell table:style-name="ce10" office:value-type="float" office:value="4000000" calcext:value-type="float">
                  <text:p>4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7" calcext:value-type="float">
                  <text:p>6057</text:p>
                </table:table-cell>
                <table:table-cell office:value-type="string" calcext:value-type="string">
                  <text:p>Provision for Social Allowance for Pensioners</text:p>
                </table:table-cell>
                <table:table-cell office:value-type="float" office:value="4000000" calcext:value-type="float">
                  <text:p>4,000,000 </text:p>
                </table:table-cell>
                <table:table-cell table:style-name="ce10" office:value-type="float" office:value="4000000" calcext:value-type="float">
                  <text:p>4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8" calcext:value-type="float">
                  <text:p>6058</text:p>
                </table:table-cell>
                <table:table-cell office:value-type="string" calcext:value-type="string">
                  <text:p>Performance Programme Budgeting System</text:p>
                </table:table-cell>
                <table:table-cell office:value-type="float" office:value="600000" calcext:value-type="float">
                  <text:p>600,000 </text:p>
                </table:table-cell>
                <table:table-cell table:style-name="ce10" office:value-type="float" office:value="600000" calcext:value-type="float">
                  <text:p>6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59" calcext:value-type="float">
                  <text:p>6059</text:p>
                </table:table-cell>
                <table:table-cell office:value-type="string" calcext:value-type="string">
                  <text:p>Other Estimations for Line Ministries &amp; Government Agencies</text:p>
                </table:table-cell>
                <table:table-cell office:value-type="float" office:value="51270000" calcext:value-type="float">
                  <text:p>51,270,000 </text:p>
                </table:table-cell>
                <table:table-cell table:style-name="ce10" office:value-type="float" office:value="61600000" calcext:value-type="float">
                  <text:p>61,6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60" calcext:value-type="float">
                  <text:p>6060</text:p>
                </table:table-cell>
                <table:table-cell office:value-type="string" calcext:value-type="string">
                  <text:p>Risk financing</text:p>
                </table:table-cell>
                <table:table-cell office:value-type="float" office:value="2200000" calcext:value-type="float">
                  <text:p>2,200,000 </text:p>
                </table:table-cell>
                <table:table-cell table:style-name="ce10" office:value-type="float" office:value="2200000" calcext:value-type="float">
                  <text:p>2,2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61" calcext:value-type="float">
                  <text:p>6061</text:p>
                </table:table-cell>
                <table:table-cell office:value-type="string" calcext:value-type="string">
                  <text:p>UNDP-Bahrain Country Co-Operation Framework (CCF)</text:p>
                </table:table-cell>
                <table:table-cell office:value-type="float" office:value="750000" calcext:value-type="float">
                  <text:p>750,000 </text:p>
                </table:table-cell>
                <table:table-cell table:style-name="ce10" office:value-type="float" office:value="750000" calcext:value-type="float">
                  <text:p>75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 office:value-type="float" office:value="6062" calcext:value-type="float">
                  <text:p>6062</text:p>
                </table:table-cell>
                <table:table-cell office:value-type="string" calcext:value-type="string">
                  <text:p>Programme for Early Retirement Scheme</text:p>
                </table:table-cell>
                <table:table-cell office:value-type="float" office:value="13500000" calcext:value-type="float">
                  <text:p>13,500,000 </text:p>
                </table:table-cell>
                <table:table-cell table:style-name="ce10" office:value-type="float" office:value="13500000" calcext:value-type="float">
                  <text:p>13,5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/>
                <table:table-cell office:value-type="string" calcext:value-type="string">
                  <text:p>Political Societies Support</text:p>
                </table:table-cell>
                <table:table-cell office:value-type="float" office:value="2000000" calcext:value-type="float">
                  <text:p>2,000,000 </text:p>
                </table:table-cell>
                <table:table-cell table:style-name="ce10" office:value-type="float" office:value="2000000" calcext:value-type="float">
                  <text:p>2,0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/>
                <table:table-cell office:value-type="string" calcext:value-type="string">
                  <text:p>Bahrain Institute for Political Development</text:p>
                </table:table-cell>
                <table:table-cell office:value-type="float" office:value="1500000" calcext:value-type="float">
                  <text:p>1,500,000 </text:p>
                </table:table-cell>
                <table:table-cell table:style-name="ce10" office:value-type="float" office:value="1500000" calcext:value-type="float">
                  <text:p>1,500,000 </text:p>
                </table:table-cell>
                <table:table-cell table:number-columns-repeated="1019"/>
              </table:table-row>
              <table:table-row table:style-name="ro3">
                <table:table-cell/>
                <table:table-cell table:style-name="ce4"/>
                <table:table-cell office:value-type="string" calcext:value-type="string">
                  <text:p>National Employment Programme</text:p>
                </table:table-cell>
                <table:table-cell office:value-type="float" office:value="0" calcext:value-type="float">
                  <text:p>0 </text:p>
                </table:table-cell>
                <table:table-cell table:style-name="ce10" office:value-type="float" office:value="10000000" calcext:value-type="float">
                  <text:p>10,000,000 </text:p>
                </table:table-cell>
                <table:table-cell table:number-columns-repeated="1019"/>
              </table:table-row>
            </table:table-row-group>
          </table:table-row-group>
        </table:table-row-group>
        <table:table-row table:style-name="ro3">
          <table:table-cell table:style-name="ce1"/>
          <table:table-cell table:style-name="ce3"/>
          <table:table-cell table:style-name="ce6" office:value-type="string" calcext:value-type="string">
            <text:p>Total Recurrent Expenditure</text:p>
          </table:table-cell>
          <table:table-cell table:style-name="ce8" table:formula="of:=SUBTOTAL(9;[.D8:.D89])" office:value-type="float" office:value="1381900000" calcext:value-type="float">
            <text:p>1,381,900,000 </text:p>
          </table:table-cell>
          <table:table-cell table:style-name="ce11" table:formula="of:=SUBTOTAL(9;[.E8:.E89])" office:value-type="float" office:value="1324600000" calcext:value-type="float">
            <text:p>1,324,600,000 </text:p>
          </table:table-cell>
          <table:table-cell table:style-name="ce1" table:number-columns-repeated="1019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 Expenditure" table:style-name="ta4">
        <office:forms form:automatic-focus="false" form:apply-design-mode="false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3" table:number-columns-repeated="2" table:default-cell-style-name="ce7"/>
        <table:table-column table:style-name="co7" table:default-cell-style-name="Default"/>
        <table:table-column table:style-name="co4" table:number-columns-repeated="1018" table:default-cell-style-name="Default"/>
        <table:table-row table:style-name="ro3">
          <table:table-cell table:number-columns-repeated="2"/>
          <table:table-cell table:style-name="ce5" office:value-type="string" calcext:value-type="string">
            <text:p>Table 4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Project Expenditure by Ministr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for the Fiscal years 2007-2008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3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8" calcext:value-type="float">
            <text:p>2008</text:p>
          </table:table-cell>
          <table:table-cell table:style-name="ce9" office:value-type="float" office:value="2007" calcext:value-type="float">
            <text:p>2007</text:p>
          </table:table-cell>
          <table:table-cell table:style-name="ce1" table:number-columns-repeated="1019"/>
        </table:table-row>
        <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Public Administration Sector</text:p>
            </table:table-cell>
            <table:table-cell table:style-name="ce34" table:formula="of:=SUBTOTAL(9;[.D9:.D15])" office:value-type="float" office:value="36019000" calcext:value-type="float">
              <text:p>36,019,000 </text:p>
            </table:table-cell>
            <table:table-cell table:style-name="ce35" table:formula="of:=SUBTOTAL(9;[.E9:.E15])" office:value-type="float" office:value="37363000" calcext:value-type="float">
              <text:p>37,363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50" calcext:value-type="float">
                <text:p>50</text:p>
              </table:table-cell>
              <table:table-cell office:value-type="string" calcext:value-type="string">
                <text:p>National Guard</text:p>
              </table:table-cell>
              <table:table-cell office:value-type="float" office:value="1000000" calcext:value-type="float">
                <text:p>1,000,000 </text:p>
              </table:table-cell>
              <table:table-cell table:style-name="ce10" office:value-type="float" office:value="566000" calcext:value-type="float">
                <text:p>56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office:value-type="float" office:value="32180000" calcext:value-type="float">
                <text:p>32,180,000 </text:p>
              </table:table-cell>
              <table:table-cell table:style-name="ce10" office:value-type="float" office:value="33077000" calcext:value-type="float">
                <text:p>33,07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office:value-type="float" office:value="0" calcext:value-type="float">
                <text:p>0 </text:p>
              </table:table-cell>
              <table:table-cell table:style-name="ce10" office:value-type="float" office:value="122000" calcext:value-type="float">
                <text:p>122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2" calcext:value-type="float">
                <text:p>72</text:p>
              </table:table-cell>
              <table:table-cell office:value-type="string" calcext:value-type="string">
                <text:p>Civil Service Bureau</text:p>
              </table:table-cell>
              <table:table-cell office:value-type="float" office:value="286000" calcext:value-type="float">
                <text:p>286,000 </text:p>
              </table:table-cell>
              <table:table-cell table:style-name="ce10" office:value-type="float" office:value="295000" calcext:value-type="float">
                <text:p>29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office:value-type="float" office:value="0" calcext:value-type="float">
                <text:p>0 </text:p>
              </table:table-cell>
              <table:table-cell table:style-name="ce10" office:value-type="float" office:value="689000" calcext:value-type="float">
                <text:p>689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office:value-type="float" office:value="800000" calcext:value-type="float">
                <text:p>800,000 </text:p>
              </table:table-cell>
              <table:table-cell table:style-name="ce10" office:value-type="float" office:value="800000" calcext:value-type="float">
                <text:p>8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ureau</text:p>
              </table:table-cell>
              <table:table-cell office:value-type="float" office:value="1753000" calcext:value-type="float">
                <text:p>1,753,000 </text:p>
              </table:table-cell>
              <table:table-cell table:style-name="ce10" office:value-type="float" office:value="1814000" calcext:value-type="float">
                <text:p>1,814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Social Services Sector</text:p>
            </table:table-cell>
            <table:table-cell table:style-name="ce34" table:formula="of:=SUBTOTAL(9;[.D17:.D22])" office:value-type="float" office:value="47039000" calcext:value-type="float">
              <text:p>47,039,000 </text:p>
            </table:table-cell>
            <table:table-cell table:style-name="ce35" table:formula="of:=SUBTOTAL(9;[.E17:.E22])" office:value-type="float" office:value="49634000" calcext:value-type="float">
              <text:p>49,634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20" calcext:value-type="float">
                <text:p>20</text:p>
              </table:table-cell>
              <table:table-cell office:value-type="string" calcext:value-type="string">
                <text:p>Ministry of Information</text:p>
              </table:table-cell>
              <table:table-cell office:value-type="float" office:value="2655000" calcext:value-type="float">
                <text:p>2,655,000 </text:p>
              </table:table-cell>
              <table:table-cell table:style-name="ce10" office:value-type="float" office:value="3701000" calcext:value-type="float">
                <text:p>3,70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office:value-type="float" office:value="9287000" calcext:value-type="float">
                <text:p>9,287,000 </text:p>
              </table:table-cell>
              <table:table-cell table:style-name="ce10" office:value-type="float" office:value="7270000" calcext:value-type="float">
                <text:p>7,27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office:value-type="float" office:value="23003000" calcext:value-type="float">
                <text:p>23,003,000 </text:p>
              </table:table-cell>
              <table:table-cell table:style-name="ce10" office:value-type="float" office:value="25384000" calcext:value-type="float">
                <text:p>25,384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4" calcext:value-type="float">
                <text:p>24</text:p>
              </table:table-cell>
              <table:table-cell office:value-type="string" calcext:value-type="string">
                <text:p>Ministry of Labour</text:p>
              </table:table-cell>
              <table:table-cell office:value-type="float" office:value="0" calcext:value-type="float">
                <text:p>0 </text:p>
              </table:table-cell>
              <table:table-cell table:style-name="ce10" office:value-type="float" office:value="590000" calcext:value-type="float">
                <text:p>59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6" calcext:value-type="float">
                <text:p>26</text:p>
              </table:table-cell>
              <table:table-cell office:value-type="string" calcext:value-type="string">
                <text:p>General Organization for Youth &amp; Sports</text:p>
              </table:table-cell>
              <table:table-cell office:value-type="float" office:value="12094000" calcext:value-type="float">
                <text:p>12,094,000 </text:p>
              </table:table-cell>
              <table:table-cell table:style-name="ce10" office:value-type="float" office:value="12390000" calcext:value-type="float">
                <text:p>12,39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9" calcext:value-type="float">
                <text:p>29</text:p>
              </table:table-cell>
              <table:table-cell office:value-type="string" calcext:value-type="string">
                <text:p>Ministry of Social Development</text:p>
              </table:table-cell>
              <table:table-cell office:value-type="float" office:value="0" calcext:value-type="float">
                <text:p>0 </text:p>
              </table:table-cell>
              <table:table-cell table:style-name="ce10" office:value-type="float" office:value="299000" calcext:value-type="float">
                <text:p>299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Economic Services Sector</text:p>
            </table:table-cell>
            <table:table-cell table:style-name="ce34" table:formula="of:=SUBTOTAL(9;[.D24:.D25])" office:value-type="float" office:value="15678000" calcext:value-type="float">
              <text:p>15,678,000 </text:p>
            </table:table-cell>
            <table:table-cell table:style-name="ce35" table:formula="of:=SUBTOTAL(9;[.E24:.E25])" office:value-type="float" office:value="16756000" calcext:value-type="float">
              <text:p>16,756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string" calcext:value-type="string">
                <text:p>34-56</text:p>
              </table:table-cell>
              <table:table-cell office:value-type="string" calcext:value-type="string">
                <text:p>Ministry of Industry &amp; Commerce</text:p>
              </table:table-cell>
              <table:table-cell office:value-type="float" office:value="6178000" calcext:value-type="float">
                <text:p>6,178,000 </text:p>
              </table:table-cell>
              <table:table-cell table:style-name="ce10" office:value-type="float" office:value="6711000" calcext:value-type="float">
                <text:p>6,71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81" calcext:value-type="float">
                <text:p>81</text:p>
              </table:table-cell>
              <table:table-cell office:value-type="string" calcext:value-type="string">
                <text:p>Ministry of Finance</text:p>
              </table:table-cell>
              <table:table-cell office:value-type="float" office:value="9500000" calcext:value-type="float">
                <text:p>9,500,000 </text:p>
              </table:table-cell>
              <table:table-cell table:style-name="ce10" office:value-type="float" office:value="10045000" calcext:value-type="float">
                <text:p>10,045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Infrastructure Sector</text:p>
            </table:table-cell>
            <table:table-cell table:style-name="ce34" table:formula="of:=SUBTOTAL(9;[.D27:.D31])" office:value-type="float" office:value="323042000" calcext:value-type="float">
              <text:p>323,042,000 </text:p>
            </table:table-cell>
            <table:table-cell table:style-name="ce35" table:formula="of:=SUBTOTAL(9;[.E27:.E31])" office:value-type="float" office:value="318137000" calcext:value-type="float">
              <text:p>318,137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office:value-type="float" office:value="176331000" calcext:value-type="float">
                <text:p>176,331,000 </text:p>
              </table:table-cell>
              <table:table-cell table:style-name="ce10" office:value-type="float" office:value="179668000" calcext:value-type="float">
                <text:p>179,668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office:value-type="float" office:value="99946000" calcext:value-type="float">
                <text:p>99,946,000 </text:p>
              </table:table-cell>
              <table:table-cell table:style-name="ce10" office:value-type="float" office:value="97877000" calcext:value-type="float">
                <text:p>97,87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office:value-type="float" office:value="0" calcext:value-type="float">
                <text:p>0 </text:p>
              </table:table-cell>
              <table:table-cell table:style-name="ce10" office:value-type="float" office:value="607000" calcext:value-type="float">
                <text:p>60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office:value-type="float" office:value="33554000" calcext:value-type="float">
                <text:p>33,554,000 </text:p>
              </table:table-cell>
              <table:table-cell table:style-name="ce10" office:value-type="float" office:value="23535000" calcext:value-type="float">
                <text:p>23,535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83" calcext:value-type="float">
                <text:p>83</text:p>
              </table:table-cell>
              <table:table-cell office:value-type="string" calcext:value-type="string">
                <text:p>Customs,Ports &amp; Free Zones Affairs</text:p>
              </table:table-cell>
              <table:table-cell office:value-type="float" office:value="13211000" calcext:value-type="float">
                <text:p>13,211,000 </text:p>
              </table:table-cell>
              <table:table-cell table:style-name="ce10" office:value-type="float" office:value="16450000" calcext:value-type="float">
                <text:p>16,450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Miscellaneous Budget</text:p>
            </table:table-cell>
            <table:table-cell table:style-name="ce34" table:formula="of:=SUBTOTAL(9;[.D33:.D35])" office:value-type="float" office:value="13135000" calcext:value-type="float">
              <text:p>13,135,000 </text:p>
            </table:table-cell>
            <table:table-cell table:style-name="ce35" table:formula="of:=SUBTOTAL(9;[.E33:.E35])" office:value-type="float" office:value="7224000" calcext:value-type="float">
              <text:p>7,224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&amp; Agriculture (Agriculture Affairs)</text:p>
              </table:table-cell>
              <table:table-cell office:value-type="float" office:value="953000" calcext:value-type="float">
                <text:p>953,000 </text:p>
              </table:table-cell>
              <table:table-cell table:style-name="ce10" office:value-type="float" office:value="1151000" calcext:value-type="float">
                <text:p>1,151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25" calcext:value-type="float">
                <text:p>25</text:p>
              </table:table-cell>
              <table:table-cell office:value-type="string" calcext:value-type="string">
                <text:p>Ministry of Municipalities Affairs &amp; Agriculture (Municipalities Affairs)</text:p>
              </table:table-cell>
              <table:table-cell office:value-type="float" office:value="10000000" calcext:value-type="float">
                <text:p>10,000,000 </text:p>
              </table:table-cell>
              <table:table-cell table:style-name="ce10" office:value-type="float" office:value="5337000" calcext:value-type="float">
                <text:p>5,33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, Environment &amp; Wildlife</text:p>
              </table:table-cell>
              <table:table-cell office:value-type="float" office:value="2182000" calcext:value-type="float">
                <text:p>2,182,000 </text:p>
              </table:table-cell>
              <table:table-cell table:style-name="ce10" office:value-type="float" office:value="736000" calcext:value-type="float">
                <text:p>736,000 </text:p>
              </table:table-cell>
              <table:table-cell table:number-columns-repeated="1019"/>
            </table:table-row>
          </table:table-row-group>
          <table:table-row table:style-name="ro3">
            <table:table-cell table:style-name="ce1"/>
            <table:table-cell table:style-name="ce33"/>
            <table:table-cell table:style-name="ce1" office:value-type="string" calcext:value-type="string">
              <text:p>Transfer Budget</text:p>
            </table:table-cell>
            <table:table-cell table:style-name="ce34" table:formula="of:=SUBTOTAL(9;[.D37:.D41])" office:value-type="float" office:value="55087000" calcext:value-type="float">
              <text:p>55,087,000 </text:p>
            </table:table-cell>
            <table:table-cell table:style-name="ce35" table:formula="of:=SUBTOTAL(9;[.E37:.E41])" office:value-type="float" office:value="100886000" calcext:value-type="float">
              <text:p>100,886,000 </text:p>
            </table:table-cell>
            <table:table-cell table:style-name="ce1" table:number-columns-repeated="1019"/>
          </table:table-row>
          <table:table-row-group>
            <table:table-row table:style-name="ro3">
              <table:table-cell/>
              <table:table-cell table:style-name="ce4" office:value-type="string" calcext:value-type="string">
                <text:p>60 20</text:p>
              </table:table-cell>
              <table:table-cell office:value-type="string" calcext:value-type="string">
                <text:p>Radio &amp; TV Corporation</text:p>
              </table:table-cell>
              <table:table-cell office:value-type="float" office:value="3255000" calcext:value-type="float">
                <text:p>3,255,000 </text:p>
              </table:table-cell>
              <table:table-cell table:style-name="ce10" office:value-type="float" office:value="206000" calcext:value-type="float">
                <text:p>206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string" calcext:value-type="string">
                <text:p>60 30</text:p>
              </table:table-cell>
              <table:table-cell office:value-type="string" calcext:value-type="string">
                <text:p>Bahrain University</text:p>
              </table:table-cell>
              <table:table-cell office:value-type="float" office:value="1527000" calcext:value-type="float">
                <text:p>1,527,000 </text:p>
              </table:table-cell>
              <table:table-cell table:style-name="ce10" office:value-type="float" office:value="1603000" calcext:value-type="float">
                <text:p>1,603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string" calcext:value-type="string">
                <text:p>60 38</text:p>
              </table:table-cell>
              <table:table-cell office:value-type="string" calcext:value-type="string">
                <text:p>Bahrian Development Bank</text:p>
              </table:table-cell>
              <table:table-cell office:value-type="float" office:value="0" calcext:value-type="float">
                <text:p>0 </text:p>
              </table:table-cell>
              <table:table-cell table:style-name="ce10" office:value-type="float" office:value="40000000" calcext:value-type="float">
                <text:p>40,000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string" calcext:value-type="string">
                <text:p>60 38</text:p>
              </table:table-cell>
              <table:table-cell office:value-type="string" calcext:value-type="string">
                <text:p>Various Capital Projects</text:p>
              </table:table-cell>
              <table:table-cell office:value-type="float" office:value="38305000" calcext:value-type="float">
                <text:p>38,305,000 </text:p>
              </table:table-cell>
              <table:table-cell table:style-name="ce10" office:value-type="float" office:value="47077000" calcext:value-type="float">
                <text:p>47,077,000 </text:p>
              </table:table-cell>
              <table:table-cell table:number-columns-repeated="1019"/>
            </table:table-row>
            <table:table-row table:style-name="ro3">
              <table:table-cell/>
              <table:table-cell table:style-name="ce4" office:value-type="string" calcext:value-type="string">
                <text:p>60 38</text:p>
              </table:table-cell>
              <table:table-cell office:value-type="string" calcext:value-type="string">
                <text:p>Economic Development Board</text:p>
              </table:table-cell>
              <table:table-cell office:value-type="float" office:value="12000000" calcext:value-type="float">
                <text:p>12,000,000 </text:p>
              </table:table-cell>
              <table:table-cell table:style-name="ce10" office:value-type="float" office:value="12000000" calcext:value-type="float">
                <text:p>12,000,000 </text:p>
              </table:table-cell>
              <table:table-cell table:number-columns-repeated="1019"/>
            </table:table-row>
          </table:table-row-group>
        </table:table-row-group>
        <table:table-row table:style-name="ro3">
          <table:table-cell table:style-name="ce1"/>
          <table:table-cell table:style-name="ce3"/>
          <table:table-cell table:style-name="ce6" office:value-type="string" calcext:value-type="string">
            <text:p>Total Project Expenditure</text:p>
          </table:table-cell>
          <table:table-cell table:style-name="ce8" table:formula="of:=SUBTOTAL(9;[.D8:.D41])" office:value-type="float" office:value="490000000" calcext:value-type="float">
            <text:p>490,000,000 </text:p>
          </table:table-cell>
          <table:table-cell table:style-name="ce11" table:formula="of:=SUBTOTAL(9;[.E8:.E41])" office:value-type="float" office:value="530000000" calcext:value-type="float">
            <text:p>530,000,000 </text:p>
          </table:table-cell>
          <table:table-cell table:style-name="ce1"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PakType Naqsh" svg:font-family="'PakType Naqsh'" style:font-family-generic="swiss"/>
    <style:font-face style:name="Liberation Sans2" svg:font-family="'Liberation Sans'" style:font-pitch="variable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Liberation Sans1" fo:font-family="'Liberation Sans'" style:font-style-name="Regular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enue" style:display-name="PageStyle_Revenu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current_20_Expenditure" style:display-name="PageStyle_Recurren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_20_Rev_20__26__20_Exp" style:display-name="PageStyle_Total Rev &amp; 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ject_20_Expenditure" style:display-name="PageStyle_Projec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13T09:59:27.504039206</dc:date>
    <meta:editing-cycles>9</meta:editing-cycles>
    <meta:editing-duration>PT36M51S</meta:editing-duration>
    <meta:generator>LibreOffice/5.2.2.2$Linux_X86_64 LibreOffice_project/20m0$Build-2</meta:generator>
    <meta:document-statistic meta:table-count="4" meta:cell-count="636" meta:object-count="0"/>
  </office:meta>
</office:document-meta>
</file>